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1.302cm"/>
    </style:style>
    <style:style style:name="co6" style:family="table-column">
      <style:table-column-properties fo:break-before="auto" style:column-width="2.215cm"/>
    </style:style>
    <style:style style:name="co7" style:family="table-column">
      <style:table-column-properties fo:break-before="auto" style:column-width="2.044cm"/>
    </style:style>
    <style:style style:name="co8" style:family="table-column">
      <style:table-column-properties fo:break-before="auto" style:column-width="1.154cm"/>
    </style:style>
    <style:style style:name="co9" style:family="table-column">
      <style:table-column-properties fo:break-before="auto" style:column-width="6.2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to-mp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pg</text:p>
          </table:table-cell>
          <table:table-cell office:value-type="string" calcext:value-type="string">
            <text:p>cylinders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horsepow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model year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car nam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3504" calcext:value-type="float">
            <text:p>350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malib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11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skylark 3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436" calcext:value-type="float">
            <text:p>343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tell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433" calcext:value-type="float">
            <text:p>343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rebel s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10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tori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341" calcext:value-type="float">
            <text:p>434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alaxie 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float" office:value="220" calcext:value-type="float">
            <text:p>220</text:p>
          </table:table-cell>
          <table:table-cell office:value-type="float" office:value="4354" calcext:value-type="float">
            <text:p>4354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impal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fury ii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425" calcext:value-type="float">
            <text:p>442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catali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190" calcext:value-type="float">
            <text:p>190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ambassador dpl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3090" calcext:value-type="float">
            <text:p>3090</text:p>
          </table:table-cell>
          <table:table-cell office:value-type="string" calcext:value-type="string">
            <text:p>17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troen ds-21 pallas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11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concours (sw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034" calcext:value-type="float">
            <text:p>4034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torino (sw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75" calcext:value-type="float">
            <text:p>175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10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tellite (sw)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850" calcext:value-type="float">
            <text:p>3850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rebel sst (sw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office:value-type="float" office:value="3563" calcext:value-type="float">
            <text:p>356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hallenger 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3609" calcext:value-type="float">
            <text:p>360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'cuda 340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3353" calcext:value-type="float">
            <text:p>335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 boss 3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9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te carl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3086" calcext:value-type="float">
            <text:p>3086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estate wagon (sw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372" calcext:value-type="float">
            <text:p>237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 mark i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dust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horne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587" calcext:value-type="float">
            <text:p>258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averi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14.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pl5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20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1131 deluxe sed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17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2430" calcext:value-type="float">
            <text:p>2430</text:p>
          </table:table-cell>
          <table:table-cell office:value-type="string" calcext:value-type="string">
            <text:p>14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100 l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17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ab 99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12.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w 2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2648" calcext:value-type="float">
            <text:p>264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greml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15" calcext:value-type="float">
            <text:p>215</text:p>
          </table:table-cell>
          <table:table-cell office:value-type="float" office:value="4615" calcext:value-type="float">
            <text:p>4615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office:value-type="float" office:value="4376" calcext:value-type="float">
            <text:p>437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y c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210" calcext:value-type="float">
            <text:p>210</text:p>
          </table:table-cell>
          <table:table-cell office:value-type="float" office:value="4382" calcext:value-type="float">
            <text:p>4382</text:p>
          </table:table-cell>
          <table:table-cell office:value-type="string" calcext:value-type="string">
            <text:p>13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d2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93" calcext:value-type="float">
            <text:p>193</text:p>
          </table:table-cell>
          <table:table-cell office:value-type="float" office:value="4732" calcext:value-type="float">
            <text:p>4732</text:p>
          </table:table-cell>
          <table:table-cell office:value-type="string" calcext:value-type="string">
            <text:p>1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 1200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pl5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vega 2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28" calcext:value-type="float">
            <text:p>2228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</text:p>
          </table:table-cell>
          <table:table-cell office:value-type="float" office:value="2046" calcext:value-type="float">
            <text:p>2046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super beetle 1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634" calcext:value-type="float">
            <text:p>2634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greml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tellite custo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malib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torino 5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15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09" calcext:value-type="float">
            <text:p>4209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impal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11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catalina brough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alaxie 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fury ii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80" calcext:value-type="float">
            <text:p>180</text:p>
          </table:table-cell>
          <table:table-cell office:value-type="float" office:value="4955" calcext:value-type="float">
            <text:p>4955</text:p>
          </table:table-cell>
          <table:table-cell office:value-type="string" calcext:value-type="string">
            <text:p>11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monaco (sw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746" calcext:value-type="float">
            <text:p>4746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country squire (sw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5140" calcext:value-type="float">
            <text:p>5140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safari (sw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13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hornet sportabout (sw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8" calcext:value-type="float">
            <text:p>2408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vega (sw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82" calcext:value-type="float">
            <text:p>32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firebi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0" calcext:value-type="float">
            <text:p>222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capri 2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2123" calcext:value-type="float">
            <text:p>212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l 19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19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3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14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24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773" calcext:value-type="float">
            <text:p>1773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 12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613" calcext:value-type="float">
            <text:p>1613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12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834" calcext:value-type="float">
            <text:p>1834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model 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0.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crick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15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 hardto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7.5</text:p>
          </table:table-cell>
          <table:table-cell office:value-type="float" office:value="80" calcext:value-type="float">
            <text:p>80</text:p>
          </table:table-cell>
          <table:table-cell office:value-type="float" office:value="2126" calcext:value-type="float">
            <text:p>212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 hardto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23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type 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19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veg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16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 runabo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4274" calcext:value-type="float">
            <text:p>427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impal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4385" calcext:value-type="float">
            <text:p>438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catali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fury ii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3" calcext:value-type="float">
            <text:p>153</text:p>
          </table:table-cell>
          <table:table-cell office:value-type="float" office:value="4129" calcext:value-type="float">
            <text:p>4129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alaxie 5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11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ambassador s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208" calcext:value-type="float">
            <text:p>208</text:p>
          </table:table-cell>
          <table:table-cell office:value-type="float" office:value="4633" calcext:value-type="float">
            <text:p>4633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marqu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lesabre cust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0" calcext:value-type="float">
            <text:p>160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delta 88 roya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12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newport roy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13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rx2 cou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12.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 (sw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4098" calcext:value-type="float">
            <text:p>4098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concours (sw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294" calcext:value-type="float">
            <text:p>4294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 torino (sw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077" calcext:value-type="float">
            <text:p>407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tellite custom (sw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145e (sw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office:value-type="float" office:value="2511" calcext:value-type="float">
            <text:p>25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411 (sw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19.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4 (sw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2189" calcext:value-type="float">
            <text:p>218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ault 12 (sw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2395" calcext:value-type="float">
            <text:p>239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 (sw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2288" calcext:value-type="float">
            <text:p>228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510 (sw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14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uta corona mark ii (sw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2164" calcext:value-type="float">
            <text:p>216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 (sw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16.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 1600 (sw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5" calcext:value-type="float">
            <text:p>175</text:p>
          </table:table-cell>
          <table:table-cell office:value-type="float" office:value="4100" calcext:value-type="float">
            <text:p>410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 3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3988" calcext:value-type="float">
            <text:p>398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alib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7" calcext:value-type="float">
            <text:p>137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 tori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77" calcext:value-type="float">
            <text:p>3777</text:p>
          </table:table-cell>
          <table:table-cell office:value-type="string" calcext:value-type="string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ronet cust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1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marquis brough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464" calcext:value-type="float">
            <text:p>4464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price classi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8" calcext:value-type="float">
            <text:p>158</text:p>
          </table:table-cell>
          <table:table-cell office:value-type="float" office:value="4363" calcext:value-type="float">
            <text:p>436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lt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237" calcext:value-type="float">
            <text:p>4237</text:p>
          </table:table-cell>
          <table:table-cell office:value-type="string" calcext:value-type="string">
            <text:p>14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fury gran sed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735" calcext:value-type="float">
            <text:p>4735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new yorker brough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4951" calcext:value-type="float">
            <text:p>495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electra 225 custo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821" calcext:value-type="float">
            <text:p>3821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ambassador brough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alia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78" calcext:value-type="float">
            <text:p>3278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nova custo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45" calcext:value-type="float">
            <text:p>2945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horne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averic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904" calcext:value-type="float">
            <text:p>2904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dust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1950" calcext:value-type="float">
            <text:p>195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super beet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4997" calcext:value-type="float">
            <text:p>499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impal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countr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0" calcext:value-type="float">
            <text:p>170</text:p>
          </table:table-cell>
          <table:table-cell office:value-type="float" office:value="4654" calcext:value-type="float">
            <text:p>4654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custom subur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12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vista crui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789" calcext:value-type="float">
            <text:p>2789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greml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279" calcext:value-type="float">
            <text:p>2279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ari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19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veg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16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6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da rx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18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2472" calcext:value-type="float">
            <text:p>247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capri v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24 sport coup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82" calcext:value-type="float">
            <text:p>4082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te carlo 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30" calcext:value-type="float">
            <text:p>230</text:p>
          </table:table-cell>
          <table:table-cell office:value-type="float" office:value="4278" calcext:value-type="float">
            <text:p>4278</text:p>
          </table:table-cell>
          <table:table-cell office:value-type="string" calcext:value-type="string">
            <text:p>9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grand pri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19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l mant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82" calcext:value-type="float">
            <text:p>2582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100l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15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144e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399" calcext:value-type="float">
            <text:p>339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dart custo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60" calcext:value-type="float">
            <text:p>2660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ab 99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22" calcext:value-type="float">
            <text:p>122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13.5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mark i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3664" calcext:value-type="float">
            <text:p>366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omeg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dust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</text:p>
          </table:table-cell>
          <table:table-cell office:value-type="float" office:value="2875" calcext:value-type="float">
            <text:p>287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averi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01" calcext:value-type="float">
            <text:p>2901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horne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336" calcext:value-type="float">
            <text:p>3336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nov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50" calcext:value-type="float">
            <text:p>1950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b2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1836" calcext:value-type="float">
            <text:p>1836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 12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veg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781" calcext:value-type="float">
            <text:p>3781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malibu classi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632" calcext:value-type="float">
            <text:p>3632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tellite sebr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141" calcext:value-type="float">
            <text:p>4141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 tori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0" calcext:value-type="float">
            <text:p>150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 luxus (sw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13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ronet custom (sw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4638" calcext:value-type="float">
            <text:p>4638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 torino (sw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 (sw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fo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dash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l mant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16.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7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14.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2246" calcext:value-type="float">
            <text:p>2246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24 t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2489" calcext:value-type="float">
            <text:p>2489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15.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ar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x1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264" calcext:value-type="float">
            <text:p>326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aliant custo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459" calcext:value-type="float">
            <text:p>3459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no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432" calcext:value-type="float">
            <text:p>3432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monar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19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averi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11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catali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440" calcext:value-type="float">
            <text:p>444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bel ai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grand fur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 office:value-type="float" office:value="4657" calcext:value-type="float">
            <text:p>4657</text:p>
          </table:table-cell>
          <table:table-cell office:value-type="string" calcext:value-type="string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lt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907" calcext:value-type="float">
            <text:p>3907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18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elt chevelle malib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730" calcext:value-type="float">
            <text:p>3730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3785" calcext:value-type="float">
            <text:p>378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fur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skyhaw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za 2+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169" calcext:value-type="float">
            <text:p>3169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 i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71" calcext:value-type="float">
            <text:p>2171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2639" calcext:value-type="float">
            <text:p>2639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00" calcext:value-type="float">
            <text:p>100</text:p>
          </table:table-cell>
          <table:table-cell office:value-type="float" office:value="2914" calcext:value-type="float">
            <text:p>291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greml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18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astr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16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dash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545" calcext:value-type="float">
            <text:p>2545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7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97" calcext:value-type="float">
            <text:p>97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rabbi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1" calcext:value-type="float">
            <text:p>321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pac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2694" calcext:value-type="float">
            <text:p>269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100l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957" calcext:value-type="float">
            <text:p>2957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14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244d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13.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ab 99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17.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 cvc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15.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1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16.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l 19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14.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ri ii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17.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15.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ault 12tl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0" calcext:value-type="float">
            <text:p>140</text:p>
          </table:table-cell>
          <table:table-cell office:value-type="float" office:value="4215" calcext:value-type="float">
            <text:p>4215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lle malibu classi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4190" calcext:value-type="float">
            <text:p>419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ronet brougham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20" calcext:value-type="float">
            <text:p>120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13.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matador</text:p>
          </table:table-cell>
        </table:table-row>
        <table:table-row table:style-name="ro1">
          <table:table-cell office:value-type="string" calcext:value-type="string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52" calcext:value-type="float">
            <text:p>152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12.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 tori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15.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alian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14.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nov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17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averick</text:p>
          </table:table-cell>
        </table:table-row>
        <table:table-row table:style-name="ro1">
          <table:table-cell office:value-type="string" calcext:value-type="string">
            <text:p>22.5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17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horn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22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tte</text:p>
          </table:table-cell>
        </table:table-row>
        <table:table-row table:style-name="ro1">
          <table:table-cell office:value-type="string" calcext:value-type="string">
            <text:p>24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22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wood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14.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rabbi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17.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17.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spen 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78" calcext:value-type="float">
            <text:p>78</text:p>
          </table:table-cell>
          <table:table-cell office:value-type="float" office:value="3574" calcext:value-type="float">
            <text:p>3574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ada ghia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16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ventura sj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95" calcext:value-type="float">
            <text:p>95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17.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pacer d/l</text:p>
          </table:table-cell>
        </table:table-row>
        <table:table-row table:style-name="ro1">
          <table:table-cell office:value-type="string" calcext:value-type="string">
            <text:p>29.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12.2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rabbi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90" calcext:value-type="float">
            <text:p>1990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b-2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16.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</text:p>
          </table:table-cell>
        </table:table-row>
        <table:table-row table:style-name="ro1">
          <table:table-cell office:value-type="string" calcext:value-type="string">
            <text:p>26.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3.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pin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15.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2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string" calcext:value-type="string">
            <text:p>13.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olare premier v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21.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15.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mark ii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16.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cedes-benz 280s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80" calcext:value-type="float">
            <text:p>180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12.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dillac sevil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4055" calcext:value-type="float">
            <text:p>4055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y c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3870" calcext:value-type="float">
            <text:p>3870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755" calcext:value-type="float">
            <text:p>375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d100</text:p>
          </table:table-cell>
        </table:table-row>
        <table:table-row table:style-name="ro1">
          <table:table-cell office:value-type="string" calcext:value-type="string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18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accord cvc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14.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opel isuzu delux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18.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ault 5 gtl</text:p>
          </table:table-cell>
        </table:table-row>
        <table:table-row table:style-name="ro1">
          <table:table-cell office:value-type="string" calcext:value-type="string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5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arrow gs</text:p>
          </table:table-cell>
        </table:table-row>
        <table:table-row table:style-name="ro1">
          <table:table-cell office:value-type="string" calcext:value-type="string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16.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f-10 hatchback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12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price classi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4060" calcext:value-type="float">
            <text:p>406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cutlass supreme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5" calcext:value-type="float">
            <text:p>145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13.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monaco brough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0" calcext:value-type="float">
            <text:p>130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14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cougar brougham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16.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oncours</text:p>
          </table:table-cell>
        </table:table-row>
        <table:table-row table:style-name="ro1">
          <table:table-cell office:value-type="string" calcext:value-type="string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16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skylar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17.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olare custom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98" calcext:value-type="float">
            <text:p>98</text:p>
          </table:table-cell>
          <table:table-cell office:value-type="float" office:value="3525" calcext:value-type="float">
            <text:p>3525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a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11.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grand prix lj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70" calcext:value-type="float">
            <text:p>170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11.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te carlo landau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4325" calcext:value-type="float">
            <text:p>4325</text:p>
          </table:table-cell>
          <table:table-cell office:value-type="string" calcext:value-type="string">
            <text:p>12.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cordob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9" calcext:value-type="float">
            <text:p>149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thunderbir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rabbit custom</text:p>
          </table:table-cell>
        </table:table-row>
        <table:table-row table:style-name="ro1">
          <table:table-cell office:value-type="string" calcext:value-type="string">
            <text:p>24.5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sunbird coup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18.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 liftback</text:p>
          </table:table-cell>
        </table:table-row>
        <table:table-row table:style-name="ro1">
          <table:table-cell office:value-type="string" calcext:value-type="string">
            <text:p>25.5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15.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 ii 2+2</text:p>
          </table:table-cell>
        </table:table-row>
        <table:table-row table:style-name="ro1">
          <table:table-cell office:value-type="string" calcext:value-type="string">
            <text:p>30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051" calcext:value-type="float">
            <text:p>2051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tte</text:p>
          </table:table-cell>
        </table:table-row>
        <table:table-row table:style-name="ro1">
          <table:table-cell office:value-type="string" calcext:value-type="string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15.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 m/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6.4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aru dl</text:p>
          </table:table-cell>
        </table:table-row>
        <table:table-row table:style-name="ro1">
          <table:table-cell office:value-type="string" calcext:value-type="string">
            <text:p>30.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14.1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dash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14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810</text:p>
          </table:table-cell>
        </table:table-row>
        <table:table-row table:style-name="ro1">
          <table:table-cell office:value-type="string" calcext:value-type="string">
            <text:p>21.5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12.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w 320i</text:p>
          </table:table-cell>
        </table:table-row>
        <table:table-row table:style-name="ro1">
          <table:table-cell office:value-type="string" calcext:value-type="string">
            <text:p>21.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13.5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rx-4</text:p>
          </table:table-cell>
        </table:table-row>
        <table:table-row table:style-name="ro1">
          <table:table-cell office:value-type="string" calcext:value-type="string">
            <text:p>43.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1.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rabbit custom diesel</text:p>
          </table:table-cell>
        </table:table-row>
        <table:table-row table:style-name="ro1">
          <table:table-cell office:value-type="string" calcext:value-type="string">
            <text:p>36.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4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iesta</text:p>
          </table:table-cell>
        </table:table-row>
        <table:table-row table:style-name="ro1">
          <table:table-cell office:value-type="string" calcext:value-type="string">
            <text:p>32.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9.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glc deluxe</text:p>
          </table:table-cell>
        </table:table-row>
        <table:table-row table:style-name="ro1">
          <table:table-cell office:value-type="string" calcext:value-type="string">
            <text:p>39.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18.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b210 gx</text:p>
          </table:table-cell>
        </table:table-row>
        <table:table-row table:style-name="ro1">
          <table:table-cell office:value-type="string" calcext:value-type="string">
            <text:p>36.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6.4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 cvcc</text:p>
          </table:table-cell>
        </table:table-row>
        <table:table-row table:style-name="ro1">
          <table:table-cell office:value-type="string" calcext:value-type="string">
            <text:p>19.9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15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cutlass salon brougham</text:p>
          </table:table-cell>
        </table:table-row>
        <table:table-row table:style-name="ro1">
          <table:table-cell office:value-type="string" calcext:value-type="string">
            <text:p>19.4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13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diplomat</text:p>
          </table:table-cell>
        </table:table-row>
        <table:table-row table:style-name="ro1">
          <table:table-cell office:value-type="string" calcext:value-type="string">
            <text:p>20.2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12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monarch ghia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19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phoenix lj</text:p>
          </table:table-cell>
        </table:table-row>
        <table:table-row table:style-name="ro1">
          <table:table-cell office:value-type="string" calcext:value-type="string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18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alibu</text:p>
          </table:table-cell>
        </table:table-row>
        <table:table-row table:style-name="ro1">
          <table:table-cell office:value-type="string" calcext:value-type="string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airmont (auto)</text:p>
          </table:table-cell>
        </table:table-row>
        <table:table-row table:style-name="ro1">
          <table:table-cell office:value-type="string" calcext:value-type="string">
            <text:p>25.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15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airmont (man)</text:p>
          </table:table-cell>
        </table:table-row>
        <table:table-row table:style-name="ro1">
          <table:table-cell office:value-type="string" calcext:value-type="string">
            <text:p>20.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volare</text:p>
          </table:table-cell>
        </table:table-row>
        <table:table-row table:style-name="ro1">
          <table:table-cell office:value-type="string" calcext:value-type="string">
            <text:p>19.4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17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concord</text:p>
          </table:table-cell>
        </table:table-row>
        <table:table-row table:style-name="ro1">
          <table:table-cell office:value-type="string" calcext:value-type="string">
            <text:p>20.6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05" calcext:value-type="float">
            <text:p>105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 special</text:p>
          </table:table-cell>
        </table:table-row>
        <table:table-row table:style-name="ro1">
          <table:table-cell office:value-type="string" calcext:value-type="string">
            <text:p>20.8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16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zephyr</text:p>
          </table:table-cell>
        </table:table-row>
        <table:table-row table:style-name="ro1">
          <table:table-cell office:value-type="string" calcext:value-type="string">
            <text:p>18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18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spen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20" calcext:value-type="float">
            <text:p>120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15.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concord d/l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45" calcext:value-type="float">
            <text:p>14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13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onte carlo landau</text:p>
          </table:table-cell>
        </table:table-row>
        <table:table-row table:style-name="ro1">
          <table:table-cell office:value-type="string" calcext:value-type="string">
            <text:p>17.7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13.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regal sport coupe (turbo)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39" calcext:value-type="float">
            <text:p>139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11.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utura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13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magnum x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16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tte</text:p>
          </table:table-cell>
        </table:table-row>
        <table:table-row table:style-name="ro1">
          <table:table-cell office:value-type="string" calcext:value-type="string">
            <text:p>27.5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14.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</text:p>
          </table:table-cell>
        </table:table-row>
        <table:table-row table:style-name="ro1">
          <table:table-cell office:value-type="string" calcext:value-type="string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4.7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510</text:p>
          </table:table-cell>
        </table:table-row>
        <table:table-row table:style-name="ro1">
          <table:table-cell office:value-type="string" calcext:value-type="string">
            <text:p>30.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14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omni</text:p>
          </table:table-cell>
        </table:table-row>
        <table:table-row table:style-name="ro1">
          <table:table-cell office:value-type="string" calcext:value-type="string">
            <text:p>21.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14.8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elica gt liftback</text:p>
          </table:table-cell>
        </table:table-row>
        <table:table-row table:style-name="ro1">
          <table:table-cell office:value-type="string" calcext:value-type="string">
            <text:p>23.2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16.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sapporo</text:p>
          </table:table-cell>
        </table:table-row>
        <table:table-row table:style-name="ro1">
          <table:table-cell office:value-type="string" calcext:value-type="string">
            <text:p>23.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17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starfire sx</text:p>
          </table:table-cell>
        </table:table-row>
        <table:table-row table:style-name="ro1">
          <table:table-cell office:value-type="string" calcext:value-type="string">
            <text:p>23.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14.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00-sx</text:p>
          </table:table-cell>
        </table:table-row>
        <table:table-row table:style-name="ro1">
          <table:table-cell office:value-type="string" calcext:value-type="string">
            <text:p>20.3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15.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5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13.6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264gl</text:p>
          </table:table-cell>
        </table:table-row>
        <table:table-row table:style-name="ro1">
          <table:table-cell office:value-type="string" calcext:value-type="string">
            <text:p>21.6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15.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ab 99gle</text:p>
          </table:table-cell>
        </table:table-row>
        <table:table-row table:style-name="ro1">
          <table:table-cell office:value-type="string" calcext:value-type="string">
            <text:p>16.2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133" calcext:value-type="float">
            <text:p>133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15.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604sl</text:p>
          </table:table-cell>
        </table:table-row>
        <table:table-row table:style-name="ro1">
          <table:table-cell office:value-type="string" calcext:value-type="string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4.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scirocco</text:p>
          </table:table-cell>
        </table:table-row>
        <table:table-row table:style-name="ro1">
          <table:table-cell office:value-type="string" calcext:value-type="string">
            <text:p>29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16.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accord lx</text:p>
          </table:table-cell>
        </table:table-row>
        <table:table-row table:style-name="ro1">
          <table:table-cell office:value-type="string" calcext:value-type="string">
            <text:p>21.5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15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lemans v6</text:p>
          </table:table-cell>
        </table:table-row>
        <table:table-row table:style-name="ro1">
          <table:table-cell office:value-type="string" calcext:value-type="string">
            <text:p>19.8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2990" calcext:value-type="float">
            <text:p>2990</text:p>
          </table:table-cell>
          <table:table-cell office:value-type="string" calcext:value-type="string">
            <text:p>18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zephyr 6</text:p>
          </table:table-cell>
        </table:table-row>
        <table:table-row table:style-name="ro1">
          <table:table-cell office:value-type="string" calcext:value-type="string">
            <text:p>22.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17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airmont 4</text:p>
          </table:table-cell>
        </table:table-row>
        <table:table-row table:style-name="ro1">
          <table:table-cell office:value-type="string" calcext:value-type="string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90" calcext:value-type="float">
            <text:p>90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18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concord dl 6</text:p>
          </table:table-cell>
        </table:table-row>
        <table:table-row table:style-name="ro1">
          <table:table-cell office:value-type="string" calcext:value-type="string">
            <text:p>20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16.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spen 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5" calcext:value-type="float">
            <text:p>305</text:p>
          </table:table-cell>
          <table:table-cell office:value-type="float" office:value="130" calcext:value-type="float">
            <text:p>130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15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price classic</text:p>
          </table:table-cell>
        </table:table-row>
        <table:table-row table:style-name="ro1">
          <table:table-cell office:value-type="string" calcext:value-type="string">
            <text:p>17.6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29" calcext:value-type="float">
            <text:p>129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13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ltd landau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38" calcext:value-type="float">
            <text:p>138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grand marquis</text:p>
          </table:table-cell>
        </table:table-row>
        <table:table-row table:style-name="ro1">
          <table:table-cell office:value-type="string" calcext:value-type="string">
            <text:p>18.2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35" calcext:value-type="float">
            <text:p>135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15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st. regis</text:p>
          </table:table-cell>
        </table:table-row>
        <table:table-row table:style-name="ro1">
          <table:table-cell office:value-type="string" calcext:value-type="string">
            <text:p>16.9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55" calcext:value-type="float">
            <text:p>155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14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estate wagon (sw)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142" calcext:value-type="float">
            <text:p>142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14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country squire (sw)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  <table:table-cell office:value-type="float" office:value="3605" calcext:value-type="float">
            <text:p>3605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malibu classic (sw)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50" calcext:value-type="float">
            <text:p>150</text:p>
          </table:table-cell>
          <table:table-cell office:value-type="float" office:value="3940" calcext:value-type="float">
            <text:p>3940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lebaron town @ country (sw)</text:p>
          </table:table-cell>
        </table:table-row>
        <table:table-row table:style-name="ro1">
          <table:table-cell office:value-type="string" calcext:value-type="string">
            <text:p>31.9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1925" calcext:value-type="float">
            <text:p>192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rabbit custom</text:p>
          </table:table-cell>
        </table:table-row>
        <table:table-row table:style-name="ro1">
          <table:table-cell office:value-type="string" calcext:value-type="string">
            <text:p>34.1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5.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da glc deluxe</text:p>
          </table:table-cell>
        </table:table-row>
        <table:table-row table:style-name="ro1">
          <table:table-cell office:value-type="string" calcext:value-type="string">
            <text:p>35.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14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 hatchback custom</text:p>
          </table:table-cell>
        </table:table-row>
        <table:table-row table:style-name="ro1">
          <table:table-cell office:value-type="string" calcext:value-type="string">
            <text:p>27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2670" calcext:value-type="float">
            <text:p>267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spirit dl</text:p>
          </table:table-cell>
        </table:table-row>
        <table:table-row table:style-name="ro1">
          <table:table-cell office:value-type="string" calcext:value-type="string">
            <text:p>25.4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77" calcext:value-type="float">
            <text:p>77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20.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cedes benz 300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25" calcext:value-type="float">
            <text:p>125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17.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dillac eldorado</text:p>
          </table:table-cell>
        </table:table-row>
        <table:table-row table:style-name="ro1">
          <table:table-cell office:value-type="string" calcext:value-type="string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24.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4</text:p>
          </table:table-cell>
        </table:table-row>
        <table:table-row table:style-name="ro1">
          <table:table-cell office:value-type="string" calcext:value-type="string">
            <text:p>23.9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22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cutlass salon brougham</text:p>
          </table:table-cell>
        </table:table-row>
        <table:table-row table:style-name="ro1">
          <table:table-cell office:value-type="string" calcext:value-type="string">
            <text:p>34.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horizon</text:p>
          </table:table-cell>
        </table:table-row>
        <table:table-row table:style-name="ro1">
          <table:table-cell office:value-type="string" calcext:value-type="string">
            <text:p>34.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14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horizon tc3</text:p>
          </table:table-cell>
        </table:table-row>
        <table:table-row table:style-name="ro1">
          <table:table-cell office:value-type="string" calcext:value-type="string">
            <text:p>31.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9.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10</text:p>
          </table:table-cell>
        </table:table-row>
        <table:table-row table:style-name="ro1">
          <table:table-cell office:value-type="string" calcext:value-type="string">
            <text:p>37.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14.7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 strada custom</text:p>
          </table:table-cell>
        </table:table-row>
        <table:table-row table:style-name="ro1">
          <table:table-cell office:value-type="string" calcext:value-type="string">
            <text:p>28.4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skylark limited</text:p>
          </table:table-cell>
        </table:table-row>
        <table:table-row table:style-name="ro1">
          <table:table-cell office:value-type="string" calcext:value-type="string">
            <text:p>28.8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11.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itation</text:p>
          </table:table-cell>
        </table:table-row>
        <table:table-row table:style-name="ro1">
          <table:table-cell office:value-type="string" calcext:value-type="string">
            <text:p>26.8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12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omega brougham</text:p>
          </table:table-cell>
        </table:table-row>
        <table:table-row table:style-name="ro1">
          <table:table-cell office:value-type="string" calcext:value-type="string">
            <text:p>33.5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13.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phoenix</text:p>
          </table:table-cell>
        </table:table-row>
        <table:table-row table:style-name="ro1">
          <table:table-cell office:value-type="string" calcext:value-type="string">
            <text:p>41.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14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rabbit</text:p>
          </table:table-cell>
        </table:table-row>
        <table:table-row table:style-name="ro1">
          <table:table-cell office:value-type="string" calcext:value-type="string">
            <text:p>38.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8.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 tercel</text:p>
          </table:table-cell>
        </table:table-row>
        <table:table-row table:style-name="ro1">
          <table:table-cell office:value-type="string" calcext:value-type="string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15.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hevette</text:p>
          </table:table-cell>
        </table:table-row>
        <table:table-row table:style-name="ro1">
          <table:table-cell office:value-type="string" calcext:value-type="string">
            <text:p>37.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6.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3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6.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itation</text:p>
          </table:table-cell>
        </table:table-row>
        <table:table-row table:style-name="ro1">
          <table:table-cell office:value-type="string" calcext:value-type="string">
            <text:p>26.4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18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airmont</text:p>
          </table:table-cell>
        </table:table-row>
        <table:table-row table:style-name="ro1">
          <table:table-cell office:value-type="string" calcext:value-type="string">
            <text:p>24.3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20.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concord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90" calcext:value-type="float">
            <text:p>90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18.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spen</text:p>
          </table:table-cell>
        </table:table-row>
        <table:table-row table:style-name="ro1">
          <table:table-cell office:value-type="string" calcext:value-type="string">
            <text:p>34.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15.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4000</text:p>
          </table:table-cell>
        </table:table-row>
        <table:table-row table:style-name="ro1">
          <table:table-cell office:value-type="string" calcext:value-type="string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15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na liftback</text:p>
          </table:table-cell>
        </table:table-row>
        <table:table-row table:style-name="ro1">
          <table:table-cell office:value-type="string" calcext:value-type="string">
            <text:p>31.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17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6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2434" calcext:value-type="float">
            <text:p>2434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510 hatchback</text:p>
          </table:table-cell>
        </table:table-row>
        <table:table-row table:style-name="ro1">
          <table:table-cell office:value-type="string" calcext:value-type="string">
            <text:p>32.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15.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</text:p>
          </table:table-cell>
        </table:table-row>
        <table:table-row table:style-name="ro1">
          <table:table-cell office:value-type="string" calcext:value-type="string">
            <text:p>46.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17.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glc</text:p>
          </table:table-cell>
        </table:table-row>
        <table:table-row table:style-name="ro1">
          <table:table-cell office:value-type="string" calcext:value-type="string">
            <text:p>27.9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14.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olt</text:p>
          </table:table-cell>
        </table:table-row>
        <table:table-row table:style-name="ro1">
          <table:table-cell office:value-type="string" calcext:value-type="string">
            <text:p>40.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19.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10</text:p>
          </table:table-cell>
        </table:table-row>
        <table:table-row table:style-name="ro1">
          <table:table-cell office:value-type="string" calcext:value-type="string">
            <text:p>44.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21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rabbit c (diesel)</text:p>
          </table:table-cell>
        </table:table-row>
        <table:table-row table:style-name="ro1">
          <table:table-cell office:value-type="string" calcext:value-type="string">
            <text:p>43.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23.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dasher (diesel)</text:p>
          </table:table-cell>
        </table:table-row>
        <table:table-row table:style-name="ro1">
          <table:table-cell office:value-type="string" calcext:value-type="string">
            <text:p>36.4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19.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di 5000s (diesel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21.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cedes-benz 240d</text:p>
          </table:table-cell>
        </table:table-row>
        <table:table-row table:style-name="ro1">
          <table:table-cell office:value-type="string" calcext:value-type="string">
            <text:p>44.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13.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 1500 gl</text:p>
          </table:table-cell>
        </table:table-row>
        <table:table-row table:style-name="ro1">
          <table:table-cell office:value-type="string" calcext:value-type="string">
            <text:p>40.9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17.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ault lecar deluxe</text:p>
          </table:table-cell>
        </table:table-row>
        <table:table-row table:style-name="ro1">
          <table:table-cell office:value-type="string" calcext:value-type="string">
            <text:p>33.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145" calcext:value-type="float">
            <text:p>214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aru dl</text:p>
          </table:table-cell>
        </table:table-row>
        <table:table-row table:style-name="ro1">
          <table:table-cell office:value-type="string" calcext:value-type="string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15.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kswagen rabbit</text:p>
          </table:table-cell>
        </table:table-row>
        <table:table-row table:style-name="ro1">
          <table:table-cell office:value-type="string" calcext:value-type="string">
            <text:p>32.7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11.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80-zx</text:p>
          </table:table-cell>
        </table:table-row>
        <table:table-row table:style-name="ro1">
          <table:table-cell office:value-type="string" calcext:value-type="string">
            <text:p>23.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12.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rx-7 g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5.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umph tr7 coupe</text:p>
          </table:table-cell>
        </table:table-row>
        <table:table-row table:style-name="ro1">
          <table:table-cell office:value-type="string" calcext:value-type="string">
            <text:p>23.6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14.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 cobra</text:p>
          </table:table-cell>
        </table:table-row>
        <table:table-row table:style-name="ro1">
          <table:table-cell office:value-type="string" calcext:value-type="string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2290" calcext:value-type="float">
            <text:p>2290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accord</text:p>
          </table:table-cell>
        </table:table-row>
        <table:table-row table:style-name="ro1">
          <table:table-cell office:value-type="string" calcext:value-type="string">
            <text:p>27.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15.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reliant</text:p>
          </table:table-cell>
        </table:table-row>
        <table:table-row table:style-name="ro1">
          <table:table-cell office:value-type="string" calcext:value-type="string">
            <text:p>26.6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16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skylark</text:p>
          </table:table-cell>
        </table:table-row>
        <table:table-row table:style-name="ro1">
          <table:table-cell office:value-type="string" calcext:value-type="string">
            <text:p>25.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14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ries wagon (sw)</text:p>
          </table:table-cell>
        </table:table-row>
        <table:table-row table:style-name="ro1">
          <table:table-cell office:value-type="string" calcext:value-type="string">
            <text:p>23.5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12.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itati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12.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reliant</text:p>
          </table:table-cell>
        </table:table-row>
        <table:table-row table:style-name="ro1">
          <table:table-cell office:value-type="string" calcext:value-type="string">
            <text:p>39.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16.9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starle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16.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champ</text:p>
          </table:table-cell>
        </table:table-row>
        <table:table-row table:style-name="ro1">
          <table:table-cell office:value-type="string" calcext:value-type="string">
            <text:p>35.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16.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 1300</text:p>
          </table:table-cell>
        </table:table-row>
        <table:table-row table:style-name="ro1">
          <table:table-cell office:value-type="string" calcext:value-type="string">
            <text:p>32.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17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aru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19.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10 mpg</text:p>
          </table:table-cell>
        </table:table-row>
        <table:table-row table:style-name="ro1">
          <table:table-cell office:value-type="string" calcext:value-type="string">
            <text:p>37.7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17.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tercel</text:p>
          </table:table-cell>
        </table:table-row>
        <table:table-row table:style-name="ro1">
          <table:table-cell office:value-type="string" calcext:value-type="string">
            <text:p>34.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85" calcext:value-type="float">
            <text:p>1985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glc 4</text:p>
          </table:table-cell>
        </table:table-row>
        <table:table-row table:style-name="ro1">
          <table:table-cell office:value-type="string" calcext:value-type="string">
            <text:p>34.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14.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horizon 4</text:p>
          </table:table-cell>
        </table:table-row>
        <table:table-row table:style-name="ro1">
          <table:table-cell office:value-type="string" calcext:value-type="string">
            <text:p>34.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16.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escort 4w</text:p>
          </table:table-cell>
        </table:table-row>
        <table:table-row table:style-name="ro1">
          <table:table-cell office:value-type="string" calcext:value-type="string">
            <text:p>29.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20.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escort 2h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14.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jetta</text:p>
          </table:table-cell>
        </table:table-row>
        <table:table-row table:style-name="ro1">
          <table:table-cell office:value-type="string" calcext:value-type="string">
            <text:p>34.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15.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ault 18i</text:p>
          </table:table-cell>
        </table:table-row>
        <table:table-row table:style-name="ro1">
          <table:table-cell office:value-type="string" calcext:value-type="string">
            <text:p>33.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14.4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prelude</text:p>
          </table:table-cell>
        </table:table-row>
        <table:table-row table:style-name="ro1">
          <table:table-cell office:value-type="string" calcext:value-type="string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16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</text:p>
          </table:table-cell>
        </table:table-row>
        <table:table-row table:style-name="ro1">
          <table:table-cell office:value-type="string" calcext:value-type="string">
            <text:p>32.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14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200sx</text:p>
          </table:table-cell>
        </table:table-row>
        <table:table-row table:style-name="ro1">
          <table:table-cell office:value-type="string" calcext:value-type="string">
            <text:p>31.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18.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626</text:p>
          </table:table-cell>
        </table:table-row>
        <table:table-row table:style-name="ro1">
          <table:table-cell office:value-type="string" calcext:value-type="string">
            <text:p>28.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20.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ugeot 505s turbo diesel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15.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ab 900s</text:p>
          </table:table-cell>
        </table:table-row>
        <table:table-row table:style-name="ro1">
          <table:table-cell office:value-type="string" calcext:value-type="string">
            <text:p>30.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19.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vo diesel</text:p>
          </table:table-cell>
        </table:table-row>
        <table:table-row table:style-name="ro1">
          <table:table-cell office:value-type="string" calcext:value-type="string">
            <text:p>25.4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16" calcext:value-type="float">
            <text:p>116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12.6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ressida</text:p>
          </table:table-cell>
        </table:table-row>
        <table:table-row table:style-name="ro1">
          <table:table-cell office:value-type="string" calcext:value-type="string">
            <text:p>24.2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13.8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810 maxima</text:p>
          </table:table-cell>
        </table:table-row>
        <table:table-row table:style-name="ro1">
          <table:table-cell office:value-type="string" calcext:value-type="string">
            <text:p>22.4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110" calcext:value-type="float">
            <text:p>110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15.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</text:p>
          </table:table-cell>
        </table:table-row>
        <table:table-row table:style-name="ro1">
          <table:table-cell office:value-type="string" calcext:value-type="string">
            <text:p>26.6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05" calcext:value-type="float">
            <text:p>105</text:p>
          </table:table-cell>
          <table:table-cell office:value-type="float" office:value="3725" calcext:value-type="float">
            <text:p>3725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cutlass ls</text:p>
          </table:table-cell>
        </table:table-row>
        <table:table-row table:style-name="ro1">
          <table:table-cell office:value-type="string" calcext:value-type="string">
            <text:p>20.2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17.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ada gl</text:p>
          </table:table-cell>
        </table:table-row>
        <table:table-row table:style-name="ro1">
          <table:table-cell office:value-type="string" calcext:value-type="string">
            <text:p>17.6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85" calcext:value-type="float">
            <text:p>85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16.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lebaron sal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19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vali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18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valier wag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2395" calcext:value-type="float">
            <text:p>239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valier 2-do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16.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j2000 se hatchbac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525" calcext:value-type="float">
            <text:p>2525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aries 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735" calcext:value-type="float">
            <text:p>2735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iac phoeni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fairmont futu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A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20.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c concord d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5.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kswagen rabbit 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8.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glc custom 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7.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zda glc custo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14.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ymouth horizon mis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17.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cury lynx 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san stanza x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accor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16.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oroll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15.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da civic (auto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6.2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sun 310 g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16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ck century limite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float" office:value="85" calcext:value-type="float">
            <text:p>85</text:p>
          </table:table-cell>
          <table:table-cell office:value-type="float" office:value="3015" calcext:value-type="float">
            <text:p>3015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smobile cutlass ciera (diese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14.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ysler lebaron medallio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14.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granada 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3.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yota celica g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370" calcext:value-type="float">
            <text:p>237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charger 2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17.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 cama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15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mustang g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24.6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w picku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4" calcext:value-type="float">
            <text:p>84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11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 rampag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18.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 rang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19.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y s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3663" meta:object-count="0"/>
    <meta:generator>LibreOffice/6.4.0.3$Windows_x86 LibreOffice_project/b0a288ab3d2d4774cb44b62f04d5d28733ac6df8</meta:generator>
  </office:meta>
</office:document-meta>
</file>